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5O!P%@AP[4\PZX54(P^)7CC)7}$EICAR-STANDARD-ANTIVIRUS-TEST-FILE!$H+H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58:41.786460639</meta:creation-date>
    <dc:date>2023-02-23T10:58:59.031099822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68" meta:non-whitespace-character-count="68"/>
    <meta:generator>LibreOffice/7.3.7.2$Linux_X86_64 LibreOffice_project/30$Build-2</meta:generator>
  </office:meta>
</office:document-meta>
</file>